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rsid="00b7e8c0" officeooo:paragraph-rsid="00b9cb8e" style:font-size-asian="14pt" style:font-size-complex="14pt"/>
    </style:style>
    <style:style style:name="P5" style:family="paragraph" style:parent-style-name="Standard">
      <style:text-properties fo:font-size="14pt" officeooo:paragraph-rsid="00b9cb8e" style:font-size-asian="14pt" style:font-size-complex="14pt"/>
    </style:style>
    <style:style style:name="P6" style:family="paragraph" style:parent-style-name="Standard">
      <style:text-properties fo:font-size="14pt" officeooo:paragraph-rsid="00c10e7f"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text-properties fo:font-size="14pt" fo:font-weight="bold" officeooo:rsid="00b9cb8e" officeooo:paragraph-rsid="00b9cb8e" style:font-size-asian="14pt" style:font-weight-asian="bold" style:font-size-complex="14pt" style:font-weight-complex="bold"/>
    </style:style>
    <style:style style:name="P9" style:family="paragraph" style:parent-style-name="Standard">
      <style:text-properties fo:font-size="14pt" fo:font-weight="bold" officeooo:rsid="00bd2ac6" officeooo:paragraph-rsid="00bd2ac6" style:font-size-asian="14pt" style:font-weight-asian="bold" style:font-size-complex="14pt" style:font-weight-complex="bold"/>
    </style:style>
    <style:style style:name="P10" style:family="paragraph" style:parent-style-name="Standard">
      <style:text-properties fo:font-size="14pt" fo:font-weight="bold" officeooo:rsid="00c02288" officeooo:paragraph-rsid="00c02288" style:font-size-asian="14pt" style:font-weight-asian="bold" style:font-size-complex="14pt" style:font-weight-complex="bold"/>
    </style:style>
    <style:style style:name="P11" style:family="paragraph" style:parent-style-name="Standard">
      <style:text-properties fo:font-size="14pt" fo:font-weight="bold" officeooo:rsid="00c10e7f" officeooo:paragraph-rsid="00c10e7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bold" officeooo:paragraph-rsid="00b9cb8e"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paragraph-rsid="00c10e7f" style:font-size-asian="20pt" style:font-weight-asian="bold" style:font-size-complex="20pt" style:font-weight-complex="bold"/>
    </style:style>
    <style:style style:name="P15" style:family="paragraph" style:parent-style-name="Standard">
      <style:text-properties style:text-position="0% 100%" fo:font-size="14pt" officeooo:rsid="00b7e8c0" officeooo:paragraph-rsid="00b9cb8e" style:font-size-asian="14pt" style:font-size-complex="14pt"/>
    </style:style>
    <style:style style:name="P16" style:family="paragraph" style:parent-style-name="Standard">
      <style:text-properties style:text-position="0% 100%" fo:font-size="14pt" officeooo:rsid="00b7e8c0" officeooo:paragraph-rsid="00b7e8c0" style:font-size-asian="14pt" style:font-size-complex="14pt"/>
    </style:style>
    <style:style style:name="P17" style:family="paragraph" style:parent-style-name="Standard">
      <style:text-properties style:text-position="0% 100%" fo:font-size="14pt" officeooo:rsid="00b9cb8e" officeooo:paragraph-rsid="00b9cb8e" style:font-size-asian="14pt" style:font-size-complex="14pt"/>
    </style:style>
    <style:style style:name="P18" style:family="paragraph" style:parent-style-name="Standard">
      <style:text-properties style:text-position="0% 100%" fo:font-size="14pt" fo:font-weight="bold" officeooo:rsid="00b9cb8e" officeooo:paragraph-rsid="00b9cb8e" style:font-size-asian="14pt" style:font-weight-asian="bold" style:font-size-complex="14pt" style:font-weight-complex="bold"/>
    </style:style>
    <style:style style:name="P19" style:family="paragraph" style:parent-style-name="Standard">
      <style:text-properties style:text-position="0% 100%" fo:font-size="14pt" fo:font-weight="bold" officeooo:rsid="00c10e7f" officeooo:paragraph-rsid="00c1eae5" style:font-size-asian="14pt" style:font-weight-asian="bold" style:font-size-complex="14pt" style:font-weight-complex="bold"/>
    </style:style>
    <style:style style:name="P20" style:family="paragraph" style:parent-style-name="Standard">
      <style:text-properties style:text-position="0% 100%" fo:font-size="14pt" fo:font-weight="normal" officeooo:rsid="00bb8fc3" officeooo:paragraph-rsid="00bb8fc3" style:font-size-asian="14pt" style:font-weight-asian="normal" style:font-size-complex="14pt" style:font-weight-complex="normal"/>
    </style:style>
    <style:style style:name="P21" style:family="paragraph" style:parent-style-name="Standard">
      <style:text-properties style:text-position="0% 100%" fo:font-size="14pt" fo:font-weight="normal" officeooo:rsid="00bdd235" officeooo:paragraph-rsid="00bd2ac6" style:font-size-asian="14pt" style:font-weight-asian="normal" style:font-size-complex="14pt" style:font-weight-complex="normal"/>
    </style:style>
    <style:style style:name="P22" style:family="paragraph" style:parent-style-name="Standard">
      <style:text-properties style:text-position="0% 100%" fo:font-size="14pt" fo:font-weight="normal" officeooo:rsid="00c10e7f" officeooo:paragraph-rsid="00c02288" style:font-size-asian="14pt" style:font-weight-asian="normal" style:font-size-complex="14pt" style:font-weight-complex="normal"/>
    </style:style>
    <style:style style:name="P23" style:family="paragraph" style:parent-style-name="Standard">
      <style:text-properties style:text-position="0% 100%" fo:font-size="14pt" fo:font-weight="normal" officeooo:rsid="00c10e7f" officeooo:paragraph-rsid="00c10e7f" style:font-size-asian="14pt" style:font-weight-asian="normal" style:font-size-complex="14pt" style:font-weight-complex="normal"/>
    </style:style>
    <style:style style:name="P24" style:family="paragraph" style:parent-style-name="Standard">
      <style:text-properties style:text-position="0% 100%" fo:font-size="14pt" fo:font-weight="normal" officeooo:rsid="00c02288" officeooo:paragraph-rsid="00c02288" style:font-size-asian="14pt" style:font-weight-asian="normal" style:font-size-complex="14pt" style:font-weight-complex="normal"/>
    </style:style>
    <style:style style:name="P25" style:family="paragraph" style:parent-style-name="Standard">
      <style:text-properties style:text-position="0% 100%" fo:font-size="14pt" fo:font-weight="normal" officeooo:rsid="00c1eae5" officeooo:paragraph-rsid="00c1eae5" style:font-size-asian="14pt" style:font-weight-asian="normal" style:font-size-complex="14pt" style:font-weight-complex="normal"/>
    </style:style>
    <style:style style:name="P26" style:family="paragraph" style:parent-style-name="Standard">
      <style:text-properties style:text-position="0% 100%" fo:font-size="14pt" fo:font-weight="normal" officeooo:rsid="00c1eae5" officeooo:paragraph-rsid="00c10e7f" style:font-size-asian="14pt" style:font-weight-asian="normal" style:font-size-complex="14pt" style:font-weight-complex="normal"/>
    </style:style>
    <style:style style:name="P27" style:family="paragraph" style:parent-style-name="Standard" style:list-style-name="L1">
      <style:text-properties style:text-position="0% 100%" fo:font-size="14pt" fo:font-weight="normal" officeooo:rsid="00c1eae5" officeooo:paragraph-rsid="00c1eae5" style:font-size-asian="14pt" style:font-weight-asian="normal" style:font-size-complex="14pt" style:font-weight-complex="normal"/>
    </style:style>
    <style:style style:name="P28" style:family="paragraph" style:parent-style-name="Standard">
      <style:text-properties style:text-position="0% 100%" fo:font-size="14pt" fo:font-weight="normal" officeooo:rsid="00c4bc2f" officeooo:paragraph-rsid="00c4bc2f" style:font-size-asian="14pt" style:font-weight-asian="normal" style:font-size-complex="14pt" style:font-weight-complex="normal"/>
    </style:style>
    <style:style style:name="P29" style:family="paragraph" style:parent-style-name="Standard">
      <style:text-properties style:text-position="0% 100%" fo:font-size="14pt" fo:font-weight="normal" officeooo:rsid="00c5b1ee" officeooo:paragraph-rsid="00c5b1ee" style:font-size-asian="14pt" style:font-weight-asian="normal" style:font-size-complex="14pt" style:font-weight-complex="normal"/>
    </style:style>
    <style:style style:name="P30" style:family="paragraph" style:parent-style-name="Standard">
      <style:text-properties style:text-position="0% 100%" fo:font-size="14pt" fo:font-weight="bold" officeooo:rsid="00c5b1ee" officeooo:paragraph-rsid="00c5b1ee" style:font-size-asian="14pt" style:font-weight-asian="bold" style:font-size-complex="14pt" style:font-weight-complex="bold"/>
    </style:style>
    <style:style style:name="P31" style:family="paragraph" style:parent-style-name="Standard">
      <style:text-properties style:text-position="0% 100%" fo:font-size="14pt" style:text-underline-style="solid" style:text-underline-width="auto" style:text-underline-color="font-color" fo:font-weight="bold" officeooo:rsid="00c64579" officeooo:paragraph-rsid="00c64579" style:font-size-asian="14pt" style:font-weight-asian="bold" style:font-size-complex="14pt" style:font-weight-complex="bold"/>
    </style:style>
    <style:style style:name="P32" style:family="paragraph" style:parent-style-name="Standard">
      <style:text-properties style:text-position="0% 100%" fo:font-size="14pt" style:text-underline-style="solid" style:text-underline-width="auto" style:text-underline-color="font-color" fo:font-weight="bold" officeooo:rsid="00c666a0" officeooo:paragraph-rsid="00c666a0" style:font-size-asian="14pt" style:font-weight-asian="bold" style:font-size-complex="14pt" style:font-weight-complex="bold"/>
    </style:style>
    <style:style style:name="P33" style:family="paragraph" style:parent-style-name="Standard">
      <style:text-properties fo:font-size="14pt" fo:font-weight="bold" officeooo:rsid="00c10e7f" officeooo:paragraph-rsid="00c10e7f" style:font-size-asian="14pt" style:font-weight-asian="bold" style:font-size-complex="14pt" style:font-weight-complex="bold"/>
    </style:style>
    <style:style style:name="P34" style:family="paragraph" style:parent-style-name="Standard">
      <style:text-properties fo:font-size="14pt" officeooo:paragraph-rsid="00c4bc2f" style:font-size-asian="14pt" style:font-size-complex="14pt"/>
    </style:style>
    <style:style style:name="P35" style:family="paragraph" style:parent-style-name="Standard">
      <style:paragraph-properties fo:text-align="center" style:justify-single-word="false"/>
      <style:text-properties fo:font-size="20pt" fo:font-weight="bold" officeooo:paragraph-rsid="00c4bc2f" style:font-size-asian="20pt" style:font-weight-asian="bold" style:font-size-complex="20pt" style:font-weight-complex="bold"/>
    </style:style>
    <style:style style:name="T1" style:family="text">
      <style:text-properties style:text-position="0% 100%"/>
    </style:style>
    <style:style style:name="T2" style:family="text">
      <style:text-properties style:text-position="0% 100%" fo:font-weight="normal" style:font-weight-asian="normal" style:font-weight-complex="normal"/>
    </style:style>
    <style:style style:name="T3" style:family="text">
      <style:text-properties style:text-position="0% 100%" fo:font-weight="normal" officeooo:rsid="00bdd235" style:font-weight-asian="normal" style:font-weight-complex="normal"/>
    </style:style>
    <style:style style:name="T4" style:family="text">
      <style:text-properties style:text-position="0% 100%" fo:font-weight="normal" officeooo:rsid="00c10e7f" style:font-weight-asian="normal" style:font-weight-complex="normal"/>
    </style:style>
    <style:style style:name="T5" style:family="text">
      <style:text-properties officeooo:rsid="00071e00"/>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style:text-underline-style="none" fo:font-weight="normal" style:font-weight-asian="normal" style:font-weight-complex="normal"/>
    </style:style>
    <style:style style:name="T9" style:family="text">
      <style:text-properties officeooo:rsid="00b7e8c0"/>
    </style:style>
    <style:style style:name="T10" style:family="text">
      <style:text-properties officeooo:rsid="00b9cb8e"/>
    </style:style>
    <style:style style:name="T11" style:family="text">
      <style:text-properties officeooo:rsid="00c10e7f"/>
    </style:style>
    <style:style style:name="T12" style:family="text">
      <style:text-properties fo:font-weight="normal" style:font-weight-asian="normal" style:font-weight-complex="normal"/>
    </style:style>
    <style:style style:name="T13" style:family="text">
      <style:text-properties fo:font-weight="normal" officeooo:rsid="00c1eae5" style:font-weight-asian="normal" style:font-weight-complex="normal"/>
    </style:style>
    <style:style style:name="T14" style:family="text">
      <style:text-properties fo:font-weight="normal" officeooo:rsid="00c64579" style:font-weight-asian="normal" style:font-weight-complex="normal"/>
    </style:style>
    <style:style style:name="T15" style:family="text">
      <style:text-properties officeooo:rsid="00c4bc2f"/>
    </style:style>
    <style:style style:name="T16" style:family="text">
      <style:text-properties style:text-underline-style="solid" style:text-underline-width="auto" style:text-underline-color="font-color"/>
    </style:style>
    <style:style style:name="T17" style:family="text">
      <style:text-properties style:text-underline-style="none" fo:font-weight="normal" style:font-weight-asian="normal" style:font-weight-complex="normal"/>
    </style:style>
    <style:style style:name="T18" style:family="text">
      <style:text-properties officeooo:rsid="00c74a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text:span text:style-name="T9">Bongs - chunks of field elements</text:span>.</text:p>
      <text:p text:style-name="P1">Richard Parker <text:span text:style-name="T18">20.11</text:span>.201<text:span text:style-name="T5">6</text:span></text:p>
      <text:p text:style-name="P7"/>
      <text:p text:style-name="P12">Section 1 – Introduction</text:p>
      <text:p text:style-name="P3"/>
      <text:p text:style-name="P4">Meataxe64 is designed to work with all fields up to order 2<text:span text:style-name="T6">64</text:span><text:span text:style-name="T1">, and in pa</text:span></text:p>
      <text:p text:style-name="P15">ticular to work with large fields of small characteristic. <text:s/>To do even the basic operations with such fields at any reasonable speed poses is significant problem, and this document is intended to lay down the fundamental basis for doing this work.</text:p>
      <text:p text:style-name="P16"/>
      <text:p text:style-name="P16">Ultimately it is expected that matrix multiplication will proceed using the "linear functions" approach, for which the main performance-critical operation to be done in the large field is to convert each element into its string of coefficients, and the reverse operation. <text:s/>Hence the PExtract and PAssemble routines of the FIELD module take centre stage.</text:p>
      <text:p text:style-name="P16"/>
      <text:p text:style-name="P16">If the methods of Strassen-Winograd ever finds a place, we will also find DAdd and DSub having some importance, and in any case the detail of Gaussian Elimination ultimately depends on DSMad, so all of these need to be considered also.</text:p>
      <text:p text:style-name="P16"/>
      <text:p text:style-name="P16">The slowness of the "divide" instruction is a central feature of the problems in this area, and the ability to use (what I will call) Barrett to replace a division by a multiplication and a shift also figures large in the design.</text:p>
      <text:p text:style-name="P16"/>
      <text:p text:style-name="P16">The basic plan to get the coefficients out of a big integer in Dfmt is therefore</text:p>
      <text:p text:style-name="P16"/>
      <text:p text:style-name="P16">1. <text:s/>To use division to chop the integer up into dibongs</text:p>
      <text:p text:style-name="P16">2. <text:s/>To use Barrett to chop each dibong into single bongs</text:p>
      <text:p text:style-name="P16">3. <text:s/>To use look-up tables on each individual bong.</text:p>
      <text:p text:style-name="P16"/>
      <text:p text:style-name="P16">Assembly is not such a problem, since multiplication is so much faster.</text:p>
      <text:p text:style-name="P16"/>
      <text:p text:style-name="P13">Section <text:span text:style-name="T10">2</text:span> – <text:span text:style-name="T10">PExtract.</text:span></text:p>
      <text:p text:style-name="P5"/>
      <text:p text:style-name="P17">The PExtract routine has the prototype . . .</text:p>
      <text:p text:style-name="P18">void PExtract( const DSPACE * ds, <text:s text:c="2"/>const Dfmt *mq, <text:s text:c="2"/></text:p>
      <text:p text:style-name="P18"><text:s text:c="25"/>Dfmt *mp, uint64_t nor, uint64_t psiz)</text:p>
      <text:p text:style-name="P8"><text:span text:style-name="T2">It takes a matrix mq over the extension field q = p</text:span><text:span text:style-name="T7">d</text:span><text:span text:style-name="T2"> (whose dimensions are given in ds and nor) and extracts all the entries into d matrices over the ground field, spaced psiz apart.</text:span></text:p>
      <text:p text:style-name="P20"><text:soft-page-break/>Perhaps the most important cases for this routine are for the smallest fields, and indeed {4,8,9,16} are already treated specially with look-up tables - these being the only fields where there is more than one extension field entry in each integer of Dfmt. <text:s/>For these fields, considerable attention has already been given to PExtract, and they will not be considered further here.</text:p>
      <text:p text:style-name="P20"/>
      <text:p text:style-name="P20">We may therefore assume that each extension field entry has been DUnpak'd at good speed into a single integer, and it is the conversion of this integer into its string of coefficients that concerns us here.</text:p>
      <text:p text:style-name="P20"/>
      <text:p text:style-name="P9"><text:span text:style-name="T2">The mainstay of the extraction (for p=2,3,5,7,11,13, anyway) is to look-up an integer of the form A+Bp+Cp</text:span><text:span text:style-name="T7">2</text:span><text:span text:style-name="T2"> . . . and get A in one byte, B in the next, C in the next and so on, all inside one 64-bit (or concievably 32-bit) word. <text:s/>This word is then multiplied by p and the next look-up added and so on until all the entries of each Dfmt byte (mod p) have been populated, after which the bytes are stored in the appropriate places.</text:span></text:p>
      <text:p text:style-name="P21"/>
      <text:p text:style-name="P10"><text:span text:style-name="T3">O</text:span><text:span text:style-name="T2">ne contribution to the "size of a bong" question </text:span><text:span text:style-name="T4">might </text:span><text:span text:style-name="T2">come from the matching of these look-up tables to the various levels of cache</text:span><text:span text:style-name="T4">, but the true situation is more confusing</text:span><text:span text:style-name="T2">. <text:s/>Let's </text:span><text:span text:style-name="T4">take a detailed look at characteristic 5 as an example. <text:s/>There are five sizes to consider.</text:span></text:p>
      <text:p text:style-name="P22"/>
      <text:p text:style-name="P11"><text:span text:style-name="T2">5</text:span><text:span text:style-name="T7">4</text:span><text:span text:style-name="T2"> = 625 entries, 5 kilobytes or even 2.5 kilobytes with 32-bit entries.</text:span></text:p>
      <text:p text:style-name="P11"><text:span text:style-name="T2">5</text:span><text:span text:style-name="T7">5</text:span><text:span text:style-name="T2"> = 3125 entries 25 kilobytes</text:span></text:p>
      <text:p text:style-name="P11"><text:span text:style-name="T2">5</text:span><text:span text:style-name="T7">6</text:span><text:span text:style-name="T2"> = 15625 entries 125 kilobytes</text:span></text:p>
      <text:p text:style-name="P11"><text:span text:style-name="T2">5</text:span><text:span text:style-name="T7">7</text:span><text:span text:style-name="T2"> = 78125 entries 625 kilobytes</text:span></text:p>
      <text:p text:style-name="P11"><text:span text:style-name="T2">5</text:span><text:span text:style-name="T7">8</text:span><text:span text:style-name="T2"> = 390625 entries 3.125 megabytes.</text:span></text:p>
      <text:p text:style-name="P24"/>
      <text:p text:style-name="P11"><text:span text:style-name="T2">If our field is of order 5</text:span><text:span text:style-name="T7">7</text:span><text:span text:style-name="T2"> we will probably be better off with a 5</text:span><text:span text:style-name="T7">7</text:span><text:span text:style-name="T2"> table than chopping into two 5</text:span><text:span text:style-name="T7">4</text:span><text:span text:style-name="T2"> ones, but if our field is 5</text:span><text:span text:style-name="T7">9</text:span><text:span text:style-name="T2"> we have to chop anyway and 5</text:span><text:span text:style-name="T7">5</text:span><text:span text:style-name="T2"> will probably be best. <text:s/>The bong-size that emerges from spac/sqid and Barrett-41 considerations is pretty good.</text:span></text:p>
      <text:p text:style-name="P11"><text:span text:style-name="T2"/></text:p>
      <text:p text:style-name="P14">Section <text:span text:style-name="T11">3</text:span> – <text:span text:style-name="T11">Bong - definition and properties.</text:span></text:p>
      <text:p text:style-name="P6"/>
      <text:p text:style-name="P23">We therefore define the bong in characteristic p to be . . .</text:p>
      <text:p text:style-name="P19"><text:span text:style-name="T12">2</text:span><text:span text:style-name="T7">8</text:span><text:span text:style-name="T12"> = 256</text:span><text:span text:style-name="T13"> no sqid</text:span><text:span text:style-name="T12">, </text:span><text:span text:style-name="T13"><text:s text:c="13"/></text:span><text:span text:style-name="T12"><text:s/>3</text:span><text:span text:style-name="T7">6</text:span><text:span text:style-name="T12"> = 729</text:span><text:span text:style-name="T13"> sqid 15625 </text:span><text:span text:style-name="T12">, </text:span><text:span text:style-name="T13"><text:s text:c="18"/></text:span><text:span text:style-name="T12">5</text:span><text:span text:style-name="T7">5</text:span><text:span text:style-name="T12"> = 3125</text:span><text:span text:style-name="T13"> sqid 59049</text:span><text:span text:style-name="T12">, </text:span><text:span text:style-name="T13"><text:s/></text:span></text:p>
      <text:p text:style-name="P19"><text:span text:style-name="T12">7</text:span><text:span text:style-name="T7">4</text:span><text:span text:style-name="T12"> = 2401</text:span><text:span text:style-name="T13"> sqid 28561</text:span><text:span text:style-name="T12">, </text:span><text:span text:style-name="T13"><text:s text:c="5"/></text:span><text:span text:style-name="T12">11-19</text:span><text:span text:style-name="T7">3</text:span><text:span text:style-name="T12"> up to 6859,</text:span><text:span text:style-name="T13"> sqid 50653 <text:s text:c="3"/></text:span><text:span text:style-name="T12"><text:s/>23-127</text:span><text:span text:style-name="T7">2</text:span><text:span text:style-name="T12"> up to 16129</text:span><text:span text:style-name="T13"> sqid 64009 </text:span></text:p>
      <text:p text:style-name="P25">131 - 13360 no sqid.</text:p>
      <text:p text:style-name="P26"/>
      <text:p text:style-name="P25">It has the following properties.</text:p>
      <text:p text:style-name="P25"/>
      <text:list xml:id="list8456841982298263616" text:style-name="L1">
        <text:list-item>
          <text:p text:style-name="P27">If it fits in a byte, it fits in a bong.</text:p>
        </text:list-item>
        <text:list-item>
          <text:p text:style-name="P27">A bong always fits in 16 bits, even a signed 16-bit quantity.</text:p>
        </text:list-item>
        <text:list-item>
          <text:p text:style-name="P27">A di-bong can always be chopped using Barrett-41</text:p>
        </text:list-item>
        <text:list-item>
          <text:p text:style-name="P27">Except in characteristic 2, there is always a spac/sqid table up to 127.</text:p>
        </text:list-item>
        <text:list-item>
          <text:p text:style-name="P27"><text:soft-page-break/>A bong always has at most 8 entries</text:p>
        </text:list-item>
        <text:list-item>
          <text:p text:style-name="P27">Up to 127 there is always a bong extract table.</text:p>
        </text:list-item>
        <text:list-item>
          <text:p text:style-name="P27">Spac table always fits in 16 bits</text:p>
        </text:list-item>
      </text:list>
      <text:p text:style-name="P25"/>
      <text:p text:style-name="P35">Section <text:span text:style-name="T15">4</text:span> – <text:span text:style-name="T15">PExtract using bongs.</text:span></text:p>
      <text:p text:style-name="P34"/>
      <text:p text:style-name="P28">The PExtract process takes a set of f-&gt;entbyte entries in the extension field, each of which has f-&gt;pow ground field elements "hidden" in it, and outputs f-&gt;pow Dfmt bytes in the ground field, each with its full complement of f-&gt;entbyte entries.</text:p>
      <text:p text:style-name="P28"/>
      <text:p text:style-name="P28">If there are not f-&gt;entbyte entries left in the row, the remainder are filled with zeros.</text:p>
      <text:p text:style-name="P28"/>
      <text:p text:style-name="P28">The routine proceeds one bong at a time. <text:s/>The first step is to compute the f-&gt;entbyte bongs from the f-&gt;entbyte field entries. <text:s/>Initially this will be done by computing the remaining data to reside in the f-&gt;entbyte field entries (by dividing by f-&gt;bong). <text:s/>The bong is then computed as the old field entry with f-&gt;bong * &lt;the new field entry&gt; subtracted.</text:p>
      <text:p text:style-name="P28"/>
      <text:p text:style-name="P28">The next step is to compute the mod-p Dfmt for these f-&gt;entbyte bongs to give a word containing all the Dfmt bytes. <text:s/>This is done using the Tbong lookup table Tbong[bong] and multiplying by f-&gt;charc, the loop being iterated f-&gt;spaclev times, this being the number of ground field entries in a bong.</text:p>
      <text:p text:style-name="P28"/>
      <text:p text:style-name="P28">This results in a word, and the number of bytes of Dfmt to be extracted is either f-&gt;spaclev, or fewer if f-&gt;pow is nearly exhausted.</text:p>
      <text:p text:style-name="P28"/>
      <text:p text:style-name="P28">The next loop out does this for all the f-&gt;entbyte (complete or otherwise) in the row of input extension field values, and the next loop out repeats this for all the rows of the matrix to be PExtract'ed.</text:p>
      <text:p text:style-name="P28"/>
      <text:p text:style-name="P29">This should result in an extraction that is many times faster than the current one, but still division-bound. <text:s/>For example 3<text:span text:style-name="T6">29</text:span> currently uses 58 divisions (one '/' and one '%' for each extracted mod-p value, whereas the new method would need only 5 divisions (one for each bong).</text:p>
      <text:p text:style-name="P29"/>
      <text:p text:style-name="P29">If the characteristic is 2, the divisions can be replaced by AND and SHR instructions, and this would probably yield an additional factor of ten.</text:p>
      <text:p text:style-name="P29"/>
      <text:p text:style-name="P29">For other characteristics, one useful trick is to avoid the division for the last bong (it is available as the remnant of the extension field value). <text:s/>This would make a very substantial difference if the field actually fits in a bong (e.g. 27, 729, 3125) since no divisions would be needed at all, though notice that the smallest fields {4,8,9,16} are not done this way anyway.</text:p>
      <text:p text:style-name="P29"/>
      <text:p text:style-name="P29">For larger fields, the next improvement is to use '/' to extract a dibong, and to extract the two <text:soft-page-break/>bongs from a dibong using Barrett41. <text:s/>Again the last dibong does not need a division.</text:p>
      <text:p text:style-name="P29"/>
      <text:p text:style-name="P30"><text:span text:style-name="T16">Range of applicability.</text:span><text:span text:style-name="T12"> <text:s/>The bong approach to PExtract is currently limited to characteristics 127 and smaller, </text:span><text:span text:style-name="T14">and for 23-127 the lookup is only on a pair of entries. <text:s/>Nevertheless it seems clear that, for these characteristics, the approach is worth quite a bit on the performance-critical PExtract routine, and there seems little doubt that it should be implemented.</text:span></text:p>
      <text:p text:style-name="P30"><text:span text:style-name="T14"/></text:p>
      <text:p text:style-name="P31">Characteristics &gt; 127.<text:span text:style-name="T17"> <text:s/>For characteristics 127-251 it would be possible to use a Tbong table to look up pairs, though Barrett41 would no longer work to extract a bong from a dibong. <text:s/>I am not yet clear whether this is worth the effort - it depends on how fast the alternative is.</text:span></text:p>
      <text:p text:style-name="P31"><text:span text:style-name="T17"/></text:p>
      <text:p text:style-name="P31"><text:span text:style-name="T17">The obvious alternative is to treat a bong as a single entry, so that no lookup is needed. <text:s/>For primes 131-13360, Barrett41 can still be used to chop up a pair of entries, so that division is used to chop into pairs and Barrett41 to separate the pairs. <text:s/>This will, of course, be particularly good for quadratic extensions, for which no divisions are needed at all.</text:span></text:p>
      <text:p text:style-name="P31"><text:span text:style-name="T17"/></text:p>
      <text:p text:style-name="P31"><text:span text:style-name="T17">For primes bigger than 13360, it is hoped that the current system of extracting each entry using a division will be fast enough. <text:s/>It seems sensible to only use one division, though, rather than the two used at present ('/' and '%'), and again the last one can be avoided altogether.</text:span></text:p>
      <text:p text:style-name="P31"><text:span text:style-name="T17"/></text:p>
      <text:p text:style-name="P32"><text:span text:style-name="T17">It would be possible to implement a longer Barrett system, capable of doing bigger divisions. <text:s/>The bigger it is, the slower it becomes, however, and it is not clear where the sweet spot(s) may be. <text:s/>One suggestion is that a Barrett71 assembler routine is provided that requires the numerator D to be at least 129 (so that 2</text:span><text:span text:style-name="T8">71</text:span><text:span text:style-name="T17">/D fits in 64 bits) thereby enabling the separation of pairs up to about 13,300,000. <text:s/>This would require a subroutine call, and would probably take around 10 mu-ops, but this is still way faster than using a divi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1-20T08:08:08.665569034</dc:date>
    <meta:editing-duration>P4DT7H21M55S</meta:editing-duration>
    <meta:editing-cycles>419</meta:editing-cycles>
    <meta:generator>LibreOffice/5.1.4.2$Linux_X86_64 LibreOffice_project/10m0$Build-2</meta:generator>
    <meta:document-statistic meta:table-count="0" meta:image-count="0" meta:object-count="0" meta:page-count="4" meta:paragraph-count="58" meta:word-count="1517" meta:character-count="8527" meta:non-whitespace-character-count="6970"/>
  </office:meta>
</office:document-meta>
</file>